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000000" style:font-name="Helvetica" fo:font-size="11.25pt" fo:letter-spacing="normal" fo:font-style="normal" fo:font-weight="bold"/>
    </style:style>
    <style:style style:name="P2" style:family="paragraph" style:parent-style-name="Heading_20_3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11.25pt" fo:letter-spacing="normal" fo:font-style="normal" fo:font-weight="bold"/>
    </style:style>
    <style:style style:name="P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/>
    </style:style>
    <style:style style:name="P6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/>
    </style:style>
    <style:style style:name="P7" style:family="paragraph" style:parent-style-name="Text_20_body" style:list-style-name="L3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/>
    </style:style>
    <style:style style:name="P8" style:family="paragraph" style:parent-style-name="Text_20_body" style:list-style-name="L4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/>
    </style:style>
    <style:style style:name="P9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/>
    </style:style>
    <style:style style:name="P10" style:family="paragraph" style:parent-style-name="Text_20_body" style:list-style-name="L2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/>
    </style:style>
    <style:style style:name="P11" style:family="paragraph" style:parent-style-name="Text_20_body" style:list-style-name="L3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/>
    </style:style>
    <style:style style:name="P12" style:family="paragraph" style:parent-style-name="Text_20_body" style:list-style-name="L4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9.75pt" fo:letter-spacing="normal" fo:font-style="normal" fo:font-weight="normal"/>
    </style:style>
    <style:style style:name="T1" style:family="text">
      <style:text-properties fo:font-variant="normal" fo:text-transform="none" fo:color="#000000" style:font-name="Helvetica" fo:font-size="9.75pt" fo:letter-spacing="normal" fo:font-style="italic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1. The Age Calculator</text:h>
      <text:p text:style-name="P3"><text:span text:style-name="Emphasis"><text:span text:style-name="T1">Forgot how old someone is? Calculate it!</text:span></text:span></text:p>
      <text:list xml:id="list1373793810081372692" text:style-name="L1">
        <text:list-item>
          <text:p text:style-name="P5">Store the current year in a variable.</text:p>
        </text:list-item>
        <text:list-item>
          <text:p text:style-name="P5">Store their birth year in a variable.</text:p>
        </text:list-item>
        <text:list-item>
          <text:p text:style-name="P5">Calculate their 2 possible ages based on the stored values.</text:p>
        </text:list-item>
        <text:list-item>
          <text:p text:style-name="P9">Output them to the screen like so: "They are either NN or NN", substituting the values.</text:p>
        </text:list-item>
      </text:list>
      <text:h text:style-name="P2" text:outline-level="3">2. The Lifetime Supply Calculator</text:h>
      <text:p text:style-name="P3"><text:span text:style-name="Emphasis"><text:span text:style-name="T1">Ever wonder how much a "lifetime supply" of your favorite snack is? Wonder no more!</text:span></text:span></text:p>
      <text:list xml:id="list8193586156055810411" text:style-name="L2">
        <text:list-item>
          <text:p text:style-name="P6">Store your current age into a variable.</text:p>
        </text:list-item>
        <text:list-item>
          <text:p text:style-name="P6">Store a maximum age into a variable.</text:p>
        </text:list-item>
        <text:list-item>
          <text:p text:style-name="P6">Store an estimated amount per day (as a number).</text:p>
        </text:list-item>
        <text:list-item>
          <text:p text:style-name="P6">Calculate how many you would eat total for the rest of your life.</text:p>
        </text:list-item>
        <text:list-item>
          <text:p text:style-name="P10">Output the result to the screen like so: "You will need NN to last you until the ripe old age of X".</text:p>
        </text:list-item>
      </text:list>
      <text:h text:style-name="P2" text:outline-level="3">3. The Geometrizer</text:h>
      <text:p text:style-name="P4">Calculate properties of a circle, searching the internet for definitions if not remember.</text:p>
      <text:list xml:id="list3676012940712048767" text:style-name="L3">
        <text:list-item>
          <text:p text:style-name="P7">Store a radius into a variable.</text:p>
        </text:list-item>
        <text:list-item>
          <text:p text:style-name="P7">Calculate the circumference based on the radius, and output "The circumference is NN".</text:p>
        </text:list-item>
        <text:list-item>
          <text:p text:style-name="P11">Calculate the area based on the radius, and output "The area is NN".</text:p>
        </text:list-item>
      </text:list>
      <text:h text:style-name="P2" text:outline-level="3">4. The Temperature Converter</text:h>
      <text:p text:style-name="P4">It's hot out! Let's make a converter, and again you'll have to search the internet how to do it.</text:p>
      <text:list xml:id="list5965477323333644589" text:style-name="L4">
        <text:list-item>
          <text:p text:style-name="P8">Store a celsius temperature into a variable.</text:p>
        </text:list-item>
        <text:list-item>
          <text:p text:style-name="P8">Convert it to fahrenheit and output "NN°C is NN°F".</text:p>
        </text:list-item>
        <text:list-item>
          <text:p text:style-name="P8">Now store a fahrenheit temperature into a variable.</text:p>
        </text:list-item>
        <text:list-item>
          <text:p text:style-name="P12">Convert it to celsius and output "NN°F is NN°C."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idro narukami</meta:initial-creator>
    <meta:creation-date>2016-09-19T12:09:52.65</meta:creation-date>
    <meta:document-statistic meta:table-count="0" meta:image-count="0" meta:object-count="0" meta:page-count="1" meta:paragraph-count="24" meta:word-count="249" meta:character-count="1311"/>
    <dc:date>2016-09-19T12:10:19.74</dc:date>
    <dc:creator>isidro narukami</dc:creator>
    <meta:editing-duration>PT27S</meta:editing-duration>
    <meta:editing-cycles>1</meta:editing-cycles>
    <meta:generator>OpenOffice/4.1.2$Win32 OpenOffice.org_project/412m3$Build-9782</meta:generator>
  </office:meta>
</office:document-meta>
</file>